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E0000016CBCC6526BB813C39B.png" manifest:media-type="image/png"/>
  <manifest:file-entry manifest:full-path="Pictures/10000201000002C2000000F9023D4E35BD31824C.png" manifest:media-type="image/png"/>
  <manifest:file-entry manifest:full-path="Pictures/10000201000003C50000038275A4BE1FD534489F.png" manifest:media-type="image/png"/>
  <manifest:file-entry manifest:full-path="Pictures/100002010000032D000003785ED6D31862CA2E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236cm" svg:y="0.042cm" svg:width="7.936cm" svg:height="9.151cm" draw:z-index="0"><draw:image xlink:href="Pictures/100002010000032D000003785ED6D31862CA2E8D.png" xlink:type="simple" xlink:show="embed" xlink:actuate="onLoad" loext:mime-type="image/png"/></draw:frame><draw:frame draw:style-name="fr1" draw:name="Image2" text:anchor-type="char" svg:x="8.183cm" svg:y="0.039cm" svg:width="9.664cm" svg:height="8.992cm" draw:z-index="1"><draw:image xlink:href="Pictures/10000201000003C50000038275A4BE1FD534489F.png" xlink:type="simple" xlink:show="embed" xlink:actuate="onLoad" loext:mime-type="image/png"/></draw:frame><draw:frame draw:style-name="fr1" draw:name="Image3" text:anchor-type="char" svg:x="1.261cm" svg:y="21.052cm" svg:width="14.695cm" svg:height="5.182cm" draw:z-index="2"><draw:image xlink:href="Pictures/10000201000002C2000000F9023D4E35BD31824C.png" xlink:type="simple" xlink:show="embed" xlink:actuate="onLoad" loext:mime-type="image/png"/></draw:frame><draw:frame draw:style-name="fr1" draw:name="Image4" text:anchor-type="char" svg:x="2.066cm" svg:y="11.137cm" svg:width="12.476cm" svg:height="8.139cm" draw:z-index="3"><draw:image xlink:href="Pictures/100000000000022E0000016CBCC6526BB813C3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02:22.797650534</meta:creation-date>
    <meta:print-date>2022-01-10T21:03:50.011615799</meta:print-date>
    <dc:date>2022-01-10T21:04:39.887582374</dc:date>
    <meta:editing-duration>PT6H52M1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